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Sans1" svg:font-family="DejaVuSans"/>
    <style:font-face style:name="TimesNewRoman1" svg:font-family="TimesNewRoman"/>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TimesNewRoman" svg:font-family="TimesNew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035cm" svg:stroke-color="#800080" svg:stroke-opacity="10%" draw:stroke-linejoin="round" svg:stroke-linecap="butt" draw:fill="solid" draw:fill-color="#800080" draw:opacity="10%" fo:padding-top="0.017cm" fo:padding-bottom="0.017cm" fo:padding-left="0.017cm" fo:padding-right="0.017cm"/>
    </style:style>
    <style:style style:name="gr2" style:family="graphic" style:parent-style-name="standard">
      <style:graphic-properties draw:stroke="none" draw:fill="solid" draw:fill-color="#000000"/>
    </style:style>
    <style:style style:name="gr3"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4" style:family="graphic" style:parent-style-name="standard">
      <style:graphic-properties draw:stroke="none" draw:fill="none" draw:textarea-horizontal-align="left" draw:textarea-vertical-align="top" draw:auto-grow-height="true" draw:auto-grow-width="true" fo:min-height="0.563cm" fo:min-width="0.563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599cm" fo:min-width="0.599cm" fo:padding-top="0cm" fo:padding-bottom="0cm" fo:padding-left="0cm" fo:padding-right="0cm"/>
      <style:paragraph-properties style:writing-mode="lr-tb"/>
    </style:style>
    <style:style style:name="gr6" style:family="graphic" style:parent-style-name="standard">
      <style:graphic-properties draw:stroke="solid" svg:stroke-width="0.052cm" svg:stroke-color="#800080" draw:stroke-linejoin="round" svg:stroke-linecap="square" draw:fill="none" fo:padding-top="0.026cm" fo:padding-bottom="0.026cm" fo:padding-left="0.026cm" fo:padding-right="0.026cm"/>
    </style:style>
    <style:style style:name="gr7" style:family="graphic" style:parent-style-name="standard">
      <style:graphic-properties draw:stroke="dash" draw:stroke-dash="stroke-dash38" svg:stroke-width="0.052cm" svg:stroke-color="#ff0000" draw:stroke-linejoin="round" svg:stroke-linecap="butt" draw:fill="none" fo:padding-top="0.026cm" fo:padding-bottom="0.026cm" fo:padding-left="0.026cm" fo:padding-right="0.026cm"/>
    </style:style>
    <style:style style:name="gr8"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9"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295cm" fo:min-width="0.295cm" fo:padding-top="0cm" fo:padding-bottom="0cm" fo:padding-left="0cm" fo:padding-right="0cm"/>
      <style:paragraph-properties style:writing-mode="lr-tb"/>
    </style:style>
    <style:style style:name="gr11" style:family="graphic" style:parent-style-name="standard">
      <style:graphic-properties draw:stroke="dash" draw:stroke-dash="stroke-dash32" svg:stroke-width="0.052cm" svg:stroke-color="#ff0000" draw:stroke-linejoin="round" svg:stroke-linecap="butt" draw:fill="none" fo:padding-top="0.026cm" fo:padding-bottom="0.026cm" fo:padding-left="0.026cm" fo:padding-right="0.026cm"/>
    </style:style>
    <style:style style:name="P1" style:family="paragraph">
      <loext:graphic-properties draw:fill="solid" draw:fill-color="#800080" draw:opacity="10%"/>
    </style:style>
    <style:style style:name="P2" style:family="paragraph">
      <loext:graphic-properties draw:fill="solid" draw:fill-color="#000000"/>
    </style:style>
    <style:style style:name="P3" style:family="paragraph">
      <loext:graphic-properties draw:fill="none"/>
    </style:style>
    <style:style style:name="P4" style:family="paragraph">
      <style:paragraph-properties fo:text-align="start" style:writing-mode="lr-tb"/>
    </style:style>
    <style:style style:name="P5" style:family="paragraph">
      <loext:graphic-properties draw:fill="none"/>
      <style:text-properties fo:font-size="16pt" style:font-size-asian="16pt" style:font-size-complex="16pt"/>
    </style:style>
    <style:style style:name="P6" style:family="paragraph">
      <loext:graphic-properties draw:fill="none"/>
      <style:text-properties fo:font-size="17pt" style:font-size-asian="17pt" style:font-size-complex="17pt"/>
    </style:style>
    <style:style style:name="P7" style:family="paragraph">
      <style:paragraph-properties fo:text-align="start" style:writing-mode="lr-tb"/>
      <style:text-properties style:font-name="Times New Roman" fo:font-style="normal" fo:font-weight="bold" style:font-style-asian="normal" style:font-weight-asian="bold" style:font-style-complex="normal" style:font-weight-complex="bold"/>
    </style:style>
    <style:style style:name="P8" style:family="paragraph">
      <loext:graphic-properties draw:fill="non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9" style:family="paragraph">
      <style:paragraph-properties fo:text-align="start" style:writing-mode="lr-tb"/>
      <style:text-properties style:font-name="Times New Roman" fo:font-style="normal" style:font-style-asian="normal" style:font-style-complex="normal"/>
    </style:style>
    <style:style style:name="P10" style:family="paragraph">
      <loext:graphic-properties draw:fill="none"/>
      <style:paragraph-properties fo:text-align="start" style:writing-mode="lr-tb"/>
      <style:text-properties style:font-name="Times New Roman" fo:font-size="8.39999961853027pt" fo:font-style="normal" style:font-size-asian="8.39999961853027pt" style:font-style-asian="normal" style:font-size-complex="8.39999961853027pt" style:font-style-complex="normal"/>
    </style:style>
    <style:style style:name="P11" style:family="paragraph">
      <style:paragraph-properties fo:text-align="start" style:writing-mode="lr-tb"/>
      <style:text-properties style:font-name="Times New Roman"/>
    </style:style>
    <style:style style:name="P12" style:family="paragraph">
      <loext:graphic-properties draw:fill="none"/>
      <style:text-properties style:font-name="Times New Roman" fo:font-size="12pt" style:font-size-asian="12pt" style:font-size-complex="12pt"/>
    </style:style>
    <style:style style:name="P13" style:family="paragraph">
      <loext:graphic-properties draw:fill="none"/>
      <style:text-properties fo:font-size="8.39999961853027pt" style:font-size-asian="8.39999961853027pt" style:font-size-complex="8.39999961853027pt"/>
    </style:style>
    <style:style style:name="P14" style:family="paragraph">
      <loext:graphic-properties draw:fill="none"/>
      <style:text-properties fo:font-size="12pt" style:font-size-asian="12pt" style:font-size-complex="12pt"/>
    </style:style>
    <style:style style:name="P15" style:family="paragraph">
      <loext:graphic-properties draw:fill="solid" draw:fill-color="#000000"/>
      <style:text-properties style:font-name="Times New Roman"/>
    </style:style>
    <style:style style:name="P16" style:family="paragraph">
      <loext:graphic-properties draw:fill="none"/>
      <style:paragraph-properties fo:text-align="start" style:writing-mode="lr-tb"/>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17" style:family="paragraph">
      <loext:graphic-properties draw:fill="none"/>
      <style:text-properties style:font-name="Times New Roman" fo:font-size="8.39999961853027pt" fo:font-style="normal" style:font-size-asian="8.39999961853027pt" style:font-style-asian="normal" style:font-size-complex="8.39999961853027pt" style:font-style-complex="normal"/>
    </style:style>
    <style:style style:name="P18" style:family="paragraph">
      <style:paragraph-properties fo:text-align="start" style:writing-mode="lr-tb"/>
      <style:text-properties fo:font-style="normal" style:font-style-asian="normal" style:font-style-complex="normal"/>
    </style:style>
    <style:style style:name="P19" style:family="paragraph">
      <loext:graphic-properties draw:fill="none"/>
      <style:text-properties fo:font-size="12pt" fo:font-style="normal" style:font-size-asian="12pt" style:font-style-asian="normal" style:font-size-complex="12pt" style:font-style-complex="normal"/>
    </style:style>
    <style:style style:name="T1" style:family="text">
      <style:text-properties fo:color="#000000" style:font-name="TimesNewRoman1" fo:font-size="16pt" style:font-size-asian="16pt" style:font-name-complex="TimesNewRoman1" style:font-size-complex="16pt"/>
    </style:style>
    <style:style style:name="T2" style:family="text">
      <style:text-properties fo:color="#000000" style:font-name="TimesNewRoman1" fo:font-size="17pt" style:font-size-asian="17pt" style:font-name-complex="TimesNewRoman1" style:font-size-complex="17pt"/>
    </style:style>
    <style:style style:name="T3" style:family="text">
      <style:text-properties fo:color="#000000" style:font-name="Times New Roman" fo:font-size="12pt" fo:font-style="normal" fo:font-weight="bold" style:font-size-asian="12pt" style:font-style-asian="normal" style:font-weight-asian="bold" style:font-name-complex="DejaVuSans1" style:font-size-complex="12pt" style:font-style-complex="normal" style:font-weight-complex="bold"/>
    </style:style>
    <style:style style:name="T4" style:family="text">
      <style:text-properties fo:color="#000000" style:font-name="Times New Roman" fo:font-size="8.39999961853027pt" fo:font-style="normal" style:font-size-asian="8.39999961853027pt" style:font-style-asian="normal" style:font-name-complex="DejaVuSans1" style:font-size-complex="8.39999961853027pt" style:font-style-complex="normal"/>
    </style:style>
    <style:style style:name="T5" style:family="text">
      <style:text-properties fo:color="#000000" style:font-name="Times New Roman" fo:font-size="12pt" fo:font-style="italic" style:font-size-asian="12pt" style:font-name-complex="DejaVuSans1" style:font-size-complex="12pt" style:font-style-complex="italic"/>
    </style:style>
    <style:style style:name="T6" style:family="text">
      <style:text-properties fo:color="#000000" style:font-name="DejaVuSans1" fo:font-size="8.39999961853027pt" style:font-size-asian="8.39999961853027pt" style:font-name-complex="DejaVuSans1" style:font-size-complex="8.39999961853027pt"/>
    </style:style>
    <style:style style:name="T7" style:family="text">
      <style:text-properties fo:color="#000000" style:font-name="DejaVuSans1" fo:font-size="12pt" style:font-size-asian="12pt" style:font-name-complex="DejaVuSans1" style:font-size-complex="12pt"/>
    </style:style>
    <style:style style:name="T8" style:family="text">
      <style:text-properties fo:color="#000000" fo:font-size="12pt" fo:font-style="normal" fo:font-weight="bold" style:font-size-asian="12pt" style:font-style-asian="normal" style:font-weight-asian="bold" style:font-name-complex="DejaVuSans1" style:font-size-complex="12pt" style:font-style-complex="normal" style:font-weight-complex="bold"/>
    </style:style>
    <style:style style:name="T9" style:family="text">
      <style:text-properties fo:color="#000000" style:font-name="Times New Roman" fo:font-size="13pt" fo:font-style="normal" style:font-size-asian="13pt" style:font-style-asian="normal" style:font-name-complex="DejaVuSans1" style:font-size-complex="13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2.598cm" svg:height="8.566cm" svg:x="0.783cm" svg:y="0.682cm" svg:viewBox="0 0 12599 8567" draw:points="0,7857 0,8399 127,8372 254,8344 381,8313 509,8280 636,8245 763,8208 890,8168 1018,8126 1145,8080 1272,8032 1399,7980 1527,7925 1654,7867 1781,7804 1909,7738 2036,7667 2163,7593 2290,7513 2418,7429 2545,7339 2672,7243 2799,7141 2927,7033 3054,6919 3181,6796 3308,6666 3436,6527 3563,6379 3690,6223 3817,6058 3945,5884 4072,5699 4199,5509 4326,5310 4454,5103 4581,4888 4708,4667 4835,4441 4963,4212 5090,3983 5217,3759 5344,3540 5472,3338 5600,3159 5727,3010 5854,2894 5982,2817 6109,2782 6236,2780 6363,2820 6491,2891 6618,2992 6745,3114 6873,3254 7000,3408 7127,3575 7254,3753 7382,3933 7509,4118 7636,4313 7763,4508 7891,4709 8018,4914 8145,5119 8272,5326 8400,5531 8527,5732 8654,5929 8781,6117 8909,6295 9036,6464 9163,6625 9290,6775 9418,6916 9545,7047 9672,7171 9799,7285 9927,7393 10054,7493 10181,7586 10308,7674 10436,7756 10563,7833 10690,7905 10817,7972 10945,8035 11072,8094 11199,8150 11327,8202 11454,8250 11581,8296 11708,8338 11836,8377 11963,8415 12090,8449 12217,8482 12345,8512 12472,8540 12599,8567 12599,7995 12472,7960 12345,7924 12217,7885 12090,7843 11963,7799 11836,7752 11708,7702 11581,7648 11454,7592 11327,7532 11199,7467 11072,7399 10945,7326 10817,7247 10690,7164 10563,7075 10436,6980 10308,6878 10181,6769 10054,6652 9927,6528 9799,6394 9672,6253 9545,6102 9418,5940 9290,5767 9163,5584 9036,5388 8909,5179 8781,4958 8654,4721 8527,4470 8400,4203 8272,3920 8145,3620 8018,3304 7891,2973 7763,2635 7636,2290 7509,1947 7382,1607 7254,1283 7127,983 7000,712 6873,478 6745,286 6618,145 6491,48 6363,1 6236,0 6109,37 5982,110 5854,214 5727,342 5600,496 5472,667 5344,864 5217,1079 5090,1314 4963,1570 4835,1838 4708,2114 4581,2403 4454,2694 4326,2984 4199,3273 4072,3556 3945,3831 3817,4094 3690,4349 3563,4592 3436,4822 3308,5041 3181,5249 3054,5448 2927,5634 2799,5810 2672,5977 2545,6133 2418,6280 2290,6417 2163,6547 2036,6668 1909,6782 1781,6889 1654,6989 1527,7083 1399,7172 1272,7254 1145,7332 1018,7405 890,7474 763,7539 636,7600 509,7657 381,7712 254,7763 127,7811">
          <text:p/>
        </draw:polygon>
        <draw:polygon draw:style-name="gr2" draw:text-style-name="P2" draw:layer="layout" svg:width="0cm" svg:height="0.123cm" svg:x="0.783cm" svg:y="9.641cm" svg:viewBox="0 0 0 124" draw:points="0,0 0,124">
          <text:p/>
        </draw:polygon>
        <draw:line draw:style-name="gr3" draw:text-style-name="P3" draw:layer="layout" svg:x1="0.783cm" svg:y1="9.641cm" svg:x2="0.783cm" svg:y2="9.765cm">
          <text:p/>
        </draw:line>
        <draw:polygon draw:style-name="gr2" draw:text-style-name="P2" draw:layer="layout" svg:width="0cm" svg:height="0.123cm" svg:x="3.302cm" svg:y="9.641cm" svg:viewBox="0 0 0 124" draw:points="0,0 0,124">
          <text:p/>
        </draw:polygon>
        <draw:line draw:style-name="gr3" draw:text-style-name="P3" draw:layer="layout" svg:x1="3.302cm" svg:y1="9.641cm" svg:x2="3.302cm" svg:y2="9.765cm">
          <text:p/>
        </draw:line>
        <draw:frame draw:style-name="gr4" draw:text-style-name="P5" draw:layer="layout" svg:width="0.709cm" svg:height="0.628cm" svg:x="0.43cm" svg:y="9.778cm">
          <draw:text-box>
            <text:p text:style-name="P4"><text:span text:style-name="T1">0.0</text:span></text:p>
          </draw:text-box>
        </draw:frame>
        <draw:polygon draw:style-name="gr2" draw:text-style-name="P2" draw:layer="layout" svg:width="0cm" svg:height="0.123cm" svg:x="5.822cm" svg:y="9.641cm" svg:viewBox="0 0 0 124" draw:points="0,0 0,124">
          <text:p/>
        </draw:polygon>
        <draw:line draw:style-name="gr3" draw:text-style-name="P3" draw:layer="layout" svg:x1="5.822cm" svg:y1="9.641cm" svg:x2="5.822cm" svg:y2="9.765cm">
          <text:p/>
        </draw:line>
        <draw:frame draw:style-name="gr4" draw:text-style-name="P5" draw:layer="layout" svg:width="0.709cm" svg:height="0.628cm" svg:x="2.95cm" svg:y="9.778cm">
          <draw:text-box>
            <text:p text:style-name="P4"><text:span text:style-name="T1">0.2</text:span></text:p>
          </draw:text-box>
        </draw:frame>
        <draw:polygon draw:style-name="gr2" draw:text-style-name="P2" draw:layer="layout" svg:width="0cm" svg:height="0.123cm" svg:x="8.342cm" svg:y="9.641cm" svg:viewBox="0 0 0 124" draw:points="0,0 0,124">
          <text:p/>
        </draw:polygon>
        <draw:line draw:style-name="gr3" draw:text-style-name="P3" draw:layer="layout" svg:x1="8.342cm" svg:y1="9.641cm" svg:x2="8.342cm" svg:y2="9.765cm">
          <text:p/>
        </draw:line>
        <draw:frame draw:style-name="gr4" draw:text-style-name="P5" draw:layer="layout" svg:width="0.709cm" svg:height="0.628cm" svg:x="5.47cm" svg:y="9.778cm">
          <draw:text-box>
            <text:p text:style-name="P4"><text:span text:style-name="T1">0.4</text:span></text:p>
          </draw:text-box>
        </draw:frame>
        <draw:polygon draw:style-name="gr2" draw:text-style-name="P2" draw:layer="layout" svg:width="0cm" svg:height="0.123cm" svg:x="10.861cm" svg:y="9.641cm" svg:viewBox="0 0 0 124" draw:points="0,0 0,124">
          <text:p/>
        </draw:polygon>
        <draw:line draw:style-name="gr3" draw:text-style-name="P3" draw:layer="layout" svg:x1="10.861cm" svg:y1="9.641cm" svg:x2="10.861cm" svg:y2="9.765cm">
          <text:p/>
        </draw:line>
        <draw:frame draw:style-name="gr4" draw:text-style-name="P5" draw:layer="layout" svg:width="0.709cm" svg:height="0.628cm" svg:x="7.989cm" svg:y="9.778cm">
          <draw:text-box>
            <text:p text:style-name="P4"><text:span text:style-name="T1">0.6</text:span></text:p>
          </draw:text-box>
        </draw:frame>
        <draw:polygon draw:style-name="gr2" draw:text-style-name="P2" draw:layer="layout" svg:width="0cm" svg:height="0.123cm" svg:x="13.381cm" svg:y="9.641cm" svg:viewBox="0 0 0 124" draw:points="0,0 0,124">
          <text:p/>
        </draw:polygon>
        <draw:line draw:style-name="gr3" draw:text-style-name="P3" draw:layer="layout" svg:x1="13.381cm" svg:y1="9.641cm" svg:x2="13.381cm" svg:y2="9.765cm">
          <text:p/>
        </draw:line>
        <draw:frame draw:style-name="gr4" draw:text-style-name="P5" draw:layer="layout" svg:width="0.709cm" svg:height="0.628cm" svg:x="10.509cm" svg:y="9.778cm">
          <draw:text-box>
            <text:p text:style-name="P4"><text:span text:style-name="T1">0.8</text:span></text:p>
          </draw:text-box>
        </draw:frame>
        <draw:frame draw:style-name="gr4" draw:text-style-name="P5" draw:layer="layout" svg:width="0.709cm" svg:height="0.628cm" svg:x="13.029cm" svg:y="9.778cm">
          <draw:text-box>
            <text:p text:style-name="P4"><text:span text:style-name="T1">1.0</text:span></text:p>
          </draw:text-box>
        </draw:frame>
        <draw:path draw:style-name="gr2" draw:text-style-name="P2" draw:layer="layout" svg:width="0.36cm" svg:height="0.342cm" svg:x="9.233cm" svg:y="10.623cm" svg:viewBox="0 0 361 343" svg:d="M218 184l1-69c0-45-18-69-52-69-27 0-48 10-63 32-21 27-35 59-41 94-9 44-8 75 3 96s28 31 52 31c26 0 50-20 72-62zM176 0c61-1 91 30 90 93 0 0 16-28 47-86h48l-96 179-1 64c0 9 3 18 8 26 6 10 13 15 20 15h26l-9 45h-34c-18 0-34-8-47-24-6-9-10-21-10-38-13 21-30 40-51 57-11 8-30 12-58 12-46-1-77-15-94-44-16-30-20-73-9-127 11-58 32-101 62-127 33-29 69-44 108-45z">
          <text:p/>
        </draw:path>
        <draw:polygon draw:style-name="gr2" draw:text-style-name="P2" draw:layer="layout" svg:width="0.123cm" svg:height="0cm" svg:x="0.659cm" svg:y="9.641cm" svg:viewBox="0 0 124 0" draw:points="124,0 0,0">
          <text:p/>
        </draw:polygon>
        <draw:line draw:style-name="gr3" draw:text-style-name="P3" draw:layer="layout" svg:x1="0.783cm" svg:y1="9.641cm" svg:x2="0.659cm" svg:y2="9.641cm">
          <text:p/>
        </draw:line>
        <draw:frame draw:style-name="gr5" draw:text-style-name="P6" draw:layer="layout" svg:width="4.65cm" svg:height="0.67cm" svg:x="4.56cm" svg:y="10.424cm">
          <draw:text-box>
            <text:p text:style-name="P4"><text:span text:style-name="T2">Interpolation ratio, </text:span></text:p>
          </draw:text-box>
        </draw:frame>
        <draw:polygon draw:style-name="gr2" draw:text-style-name="P2" draw:layer="layout" svg:width="0.123cm" svg:height="0cm" svg:x="0.659cm" svg:y="8.374cm" svg:viewBox="0 0 124 0" draw:points="124,0 0,0">
          <text:p/>
        </draw:polygon>
        <draw:line draw:style-name="gr3" draw:text-style-name="P3" draw:layer="layout" svg:x1="0.783cm" svg:y1="8.374cm" svg:x2="0.659cm" svg:y2="8.374cm">
          <text:p/>
        </draw:line>
        <draw:frame draw:style-name="gr4" draw:text-style-name="P5" draw:layer="layout" svg:width="0.563cm" svg:height="0.628cm" svg:x="0.254cm" svg:y="9.335cm">
          <draw:text-box>
            <text:p text:style-name="P4"><text:span text:style-name="T1">0</text:span></text:p>
          </draw:text-box>
        </draw:frame>
        <draw:polygon draw:style-name="gr2" draw:text-style-name="P2" draw:layer="layout" svg:width="0.123cm" svg:height="0cm" svg:x="0.659cm" svg:y="7.106cm" svg:viewBox="0 0 124 0" draw:points="124,0 0,0">
          <text:p/>
        </draw:polygon>
        <draw:line draw:style-name="gr3" draw:text-style-name="P3" draw:layer="layout" svg:x1="0.783cm" svg:y1="7.106cm" svg:x2="0.659cm" svg:y2="7.106cm">
          <text:p/>
        </draw:line>
        <draw:frame draw:style-name="gr4" draw:text-style-name="P5" draw:layer="layout" svg:width="0.563cm" svg:height="0.628cm" svg:x="0.254cm" svg:y="8.067cm">
          <draw:text-box>
            <text:p text:style-name="P4"><text:span text:style-name="T1">1</text:span></text:p>
          </draw:text-box>
        </draw:frame>
        <draw:polygon draw:style-name="gr2" draw:text-style-name="P2" draw:layer="layout" svg:width="0.123cm" svg:height="0cm" svg:x="0.659cm" svg:y="5.838cm" svg:viewBox="0 0 124 0" draw:points="124,0 0,0">
          <text:p/>
        </draw:polygon>
        <draw:line draw:style-name="gr3" draw:text-style-name="P3" draw:layer="layout" svg:x1="0.783cm" svg:y1="5.838cm" svg:x2="0.659cm" svg:y2="5.838cm">
          <text:p/>
        </draw:line>
        <draw:frame draw:style-name="gr4" draw:text-style-name="P5" draw:layer="layout" svg:width="0.563cm" svg:height="0.628cm" svg:x="0.254cm" svg:y="6.799cm">
          <draw:text-box>
            <text:p text:style-name="P4"><text:span text:style-name="T1">2</text:span></text:p>
          </draw:text-box>
        </draw:frame>
        <draw:polygon draw:style-name="gr2" draw:text-style-name="P2" draw:layer="layout" svg:width="0.123cm" svg:height="0cm" svg:x="0.659cm" svg:y="4.57cm" svg:viewBox="0 0 124 0" draw:points="124,0 0,0">
          <text:p/>
        </draw:polygon>
        <draw:line draw:style-name="gr3" draw:text-style-name="P3" draw:layer="layout" svg:x1="0.783cm" svg:y1="4.57cm" svg:x2="0.659cm" svg:y2="4.57cm">
          <text:p/>
        </draw:line>
        <draw:frame draw:style-name="gr4" draw:text-style-name="P5" draw:layer="layout" svg:width="0.563cm" svg:height="0.628cm" svg:x="0.254cm" svg:y="5.532cm">
          <draw:text-box>
            <text:p text:style-name="P4"><text:span text:style-name="T1">3</text:span></text:p>
          </draw:text-box>
        </draw:frame>
        <draw:polygon draw:style-name="gr2" draw:text-style-name="P2" draw:layer="layout" svg:width="0.123cm" svg:height="0cm" svg:x="0.659cm" svg:y="3.303cm" svg:viewBox="0 0 124 0" draw:points="124,0 0,0">
          <text:p/>
        </draw:polygon>
        <draw:line draw:style-name="gr3" draw:text-style-name="P3" draw:layer="layout" svg:x1="0.783cm" svg:y1="3.303cm" svg:x2="0.659cm" svg:y2="3.303cm">
          <text:p/>
        </draw:line>
        <draw:frame draw:style-name="gr4" draw:text-style-name="P5" draw:layer="layout" svg:width="0.563cm" svg:height="0.628cm" svg:x="0.254cm" svg:y="4.264cm">
          <draw:text-box>
            <text:p text:style-name="P4"><text:span text:style-name="T1">4</text:span></text:p>
          </draw:text-box>
        </draw:frame>
        <draw:polygon draw:style-name="gr2" draw:text-style-name="P2" draw:layer="layout" svg:width="0.123cm" svg:height="0cm" svg:x="0.659cm" svg:y="2.035cm" svg:viewBox="0 0 124 0" draw:points="124,0 0,0">
          <text:p/>
        </draw:polygon>
        <draw:line draw:style-name="gr3" draw:text-style-name="P3" draw:layer="layout" svg:x1="0.783cm" svg:y1="2.035cm" svg:x2="0.659cm" svg:y2="2.035cm">
          <text:p/>
        </draw:line>
        <draw:frame draw:style-name="gr4" draw:text-style-name="P5" draw:layer="layout" svg:width="0.563cm" svg:height="0.628cm" svg:x="0.254cm" svg:y="2.996cm">
          <draw:text-box>
            <text:p text:style-name="P4"><text:span text:style-name="T1">5</text:span></text:p>
          </draw:text-box>
        </draw:frame>
        <draw:polygon draw:style-name="gr2" draw:text-style-name="P2" draw:layer="layout" svg:width="0.123cm" svg:height="0cm" svg:x="0.659cm" svg:y="0.767cm" svg:viewBox="0 0 124 0" draw:points="124,0 0,0">
          <text:p/>
        </draw:polygon>
        <draw:line draw:style-name="gr3" draw:text-style-name="P3" draw:layer="layout" svg:x1="0.783cm" svg:y1="0.767cm" svg:x2="0.659cm" svg:y2="0.767cm">
          <text:p/>
        </draw:line>
        <draw:frame draw:style-name="gr4" draw:text-style-name="P5" draw:layer="layout" svg:width="0.563cm" svg:height="0.628cm" svg:x="0.254cm" svg:y="1.729cm">
          <draw:text-box>
            <text:p text:style-name="P4"><text:span text:style-name="T1">6</text:span></text:p>
          </draw:text-box>
        </draw:frame>
        <draw:polyline draw:style-name="gr6" draw:text-style-name="P3" draw:layer="layout" svg:width="12.598cm" svg:height="6.89cm" svg:x="0.783cm" svg:y="2.072cm" svg:viewBox="0 0 12599 6891" draw:points="0,6738 127,6702 254,6663 381,6622 509,6579 636,6533 763,6484 890,6431 1018,6375 1145,6316 1272,6253 1399,6186 1527,6114 1654,6038 1781,5957 1909,5870 2036,5778 2163,5680 2290,5575 2418,5464 2545,5346 2672,5220 2799,5085 2927,4944 3054,4793 3181,4632 3308,4463 3436,4284 3563,4096 3690,3896 3817,3686 3945,3467 4072,3238 4199,3002 4326,2758 4454,2509 4581,2256 4708,2001 4835,1750 4963,1501 5090,1258 5217,1029 5344,812 5472,613 5600,438 5727,286 5854,164 5982,74 6109,20 6236,0 6363,21 6491,79 6618,179 6745,310 6873,476 7000,670 7127,889 7254,1128 7382,1381 7509,1643 7636,1912 7763,2182 7891,2452 8018,2719 8145,2980 8272,3233 8400,3477 8527,3711 8654,3935 8781,4147 8909,4347 9036,4536 9163,4714 9290,4881 9418,5038 9545,5185 9672,5322 9799,5450 9927,5570 10054,5682 10181,5787 10308,5886 10436,5978 10563,6064 10690,6144 10817,6220 10945,6291 11072,6356 11199,6419 11327,6477 11454,6531 11581,6582 11708,6630 11836,6674 11963,6717 12090,6756 12217,6793 12345,6828 12472,6860 12599,6891">
          <text:p/>
        </draw:polyline>
        <draw:line draw:style-name="gr7" draw:text-style-name="P3" draw:layer="layout" svg:x1="0.783cm" svg:y1="9.017cm" svg:x2="13.381cm" svg:y2="9.017cm">
          <text:p/>
        </draw:line>
        <draw:line draw:style-name="gr8" draw:text-style-name="P3" draw:layer="layout" svg:x1="0.783cm" svg:y1="9.641cm" svg:x2="0.783cm" svg:y2="0.254cm">
          <text:p/>
        </draw:line>
        <draw:line draw:style-name="gr8" draw:text-style-name="P3" draw:layer="layout" svg:x1="13.381cm" svg:y1="9.641cm" svg:x2="13.381cm" svg:y2="0.254cm">
          <text:p/>
        </draw:line>
        <draw:line draw:style-name="gr8" draw:text-style-name="P3" draw:layer="layout" svg:x1="0.783cm" svg:y1="9.641cm" svg:x2="13.381cm" svg:y2="9.641cm">
          <text:p/>
        </draw:line>
        <draw:line draw:style-name="gr8" draw:text-style-name="P3" draw:layer="layout" svg:x1="0.783cm" svg:y1="0.254cm" svg:x2="13.381cm" svg:y2="0.254cm">
          <text:p/>
        </draw:line>
        <draw:frame draw:style-name="gr4" draw:text-style-name="P5" draw:layer="layout" svg:width="0.563cm" svg:height="0.628cm" svg:x="0.254cm" svg:y="0.461cm">
          <draw:text-box>
            <text:p text:style-name="P4"><text:span text:style-name="T1">7</text:span></text:p>
          </draw:text-box>
        </draw:frame>
        <draw:polyline draw:style-name="gr6" draw:text-style-name="P3" draw:layer="layout" svg:width="0.845cm" svg:height="0cm" svg:x="9.651cm" svg:y="0.855cm" svg:viewBox="0 0 846 0" draw:points="0,0 423,0 846,0">
          <text:p/>
        </draw:polyline>
        <draw:frame draw:style-name="gr9" draw:text-style-name="P8" draw:layer="layout" svg:width="0.422cm" svg:height="0.471cm" svg:x="10.837cm" svg:y="0.6cm">
          <draw:text-box>
            <text:p text:style-name="P7"><text:span text:style-name="T3">u</text:span></text:p>
          </draw:text-box>
        </draw:frame>
        <draw:frame draw:style-name="gr10" draw:text-style-name="P10" draw:layer="layout" svg:width="0.295cm" svg:height="0.327cm" svg:x="11.124cm" svg:y="0.556cm">
          <draw:text-box>
            <text:p text:style-name="P9"><text:span text:style-name="T4">T</text:span></text:p>
          </draw:text-box>
        </draw:frame>
        <draw:frame draw:style-name="gr9" draw:text-style-name="P12" draw:layer="layout" svg:width="0.422cm" svg:height="0.471cm" svg:x="11.431cm" svg:y="0.6cm">
          <draw:text-box>
            <text:p text:style-name="P11"><text:span text:style-name="T5">F</text:span></text:p>
          </draw:text-box>
        </draw:frame>
        <draw:frame draw:style-name="gr10" draw:text-style-name="P13" draw:layer="layout" svg:width="0.295cm" svg:height="0.348cm" svg:x="11.704cm" svg:y="0.556cm">
          <draw:text-box>
            <text:p text:style-name="P4"><text:span text:style-name="T6">’</text:span></text:p>
          </draw:text-box>
        </draw:frame>
        <draw:frame draw:style-name="gr9" draw:text-style-name="P14" draw:layer="layout" svg:width="0.497cm" svg:height="0.497cm" svg:x="11.797cm" svg:y="0.6cm">
          <draw:text-box>
            <text:p text:style-name="P4"><text:span text:style-name="T7">(</text:span><text:span text:style-name="T3">s</text:span><text:span text:style-name="T7">)</text:span></text:p>
          </draw:text-box>
        </draw:frame>
        <draw:path draw:style-name="gr2" draw:text-style-name="P15" draw:layer="layout" svg:width="0.282cm" svg:height="0.309cm" svg:x="12.366cm" svg:y="0.684cm" svg:viewBox="0 0 283 310" svg:d="M142 41l-86 234h171zM0 310l118-310h48l117 310z">
          <text:p/>
        </draw:path>
        <draw:polyline draw:style-name="gr11" draw:text-style-name="P3" draw:layer="layout" svg:width="0.845cm" svg:height="0cm" svg:x="9.651cm" svg:y="1.49cm" svg:viewBox="0 0 846 0" draw:points="0,0 423,0 846,0">
          <text:p/>
        </draw:polyline>
        <draw:frame draw:style-name="gr9" draw:text-style-name="P8" draw:layer="layout" svg:width="0.422cm" svg:height="0.471cm" svg:x="12.652cm" svg:y="0.6cm">
          <draw:text-box>
            <text:p text:style-name="P7"><text:span text:style-name="T3">s</text:span></text:p>
          </draw:text-box>
        </draw:frame>
        <draw:frame draw:style-name="gr9" draw:text-style-name="P16" draw:layer="layout" svg:width="0.422cm" svg:height="0.471cm" svg:x="10.837cm" svg:y="1.235cm">
          <draw:text-box>
            <text:p text:style-name="P7"><text:span text:style-name="T8">u</text:span></text:p>
          </draw:text-box>
        </draw:frame>
        <draw:frame draw:style-name="gr10" draw:text-style-name="P17" draw:layer="layout" svg:width="0.295cm" svg:height="0.327cm" svg:x="11.124cm" svg:y="1.191cm">
          <draw:text-box>
            <text:p text:style-name="P9"><text:span text:style-name="T4">T</text:span></text:p>
          </draw:text-box>
        </draw:frame>
        <draw:path draw:style-name="gr2" draw:text-style-name="P2" draw:layer="layout" svg:width="0.283cm" svg:height="0.309cm" svg:x="11.967cm" svg:y="1.319cm" svg:viewBox="0 0 284 310" svg:d="M142 41l-84 234h169zM0 310l119-310h47l118 310z">
          <text:p/>
        </draw:path>
        <draw:frame draw:style-name="gr9" draw:text-style-name="P19" draw:layer="layout" svg:width="0.434cm" svg:height="0.505cm" svg:x="11.431cm" svg:y="1.235cm">
          <draw:text-box>
            <text:p text:style-name="P18"><text:span text:style-name="T9">W</text:span></text:p>
          </draw:text-box>
        </draw:frame>
        <draw:frame draw:style-name="gr9" draw:text-style-name="P8" draw:layer="layout" svg:width="0.422cm" svg:height="0.471cm" svg:x="12.252cm" svg:y="1.201cm">
          <draw:text-box>
            <text:p text:style-name="P7"><text:span text:style-name="T3">s</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Sans1" svg:font-family="DejaVuSans"/>
    <style:font-face style:name="TimesNewRoman1" svg:font-family="TimesNewRoman"/>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TimesNewRoman" svg:font-family="TimesNew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stroke-dash32" draw:style="rect" draw:dots1="1" draw:dots1-length="0.195cm" draw:distance="0.084cm"/>
    <draw:stroke-dash draw:name="stroke-dash38" draw:style="rect" draw:dots1="1" draw:dots1-length="0.195cm" draw:distance="0.08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13.988cm" fo:page-height="11.3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3-08-10T14:24:43.552911442</dc:date>
    <meta:editing-duration>PT35S</meta:editing-duration>
    <meta:editing-cycles>1</meta:editing-cycles>
    <meta:document-statistic meta:object-count="65"/>
    <meta:generator>LibreOffice/6.4.7.2$Linux_X86_64 LibreOffice_project/40$Build-2</meta:generator>
  </office:meta>
</office:document-meta>
</file>